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4.202cm" style:rel-column-width="16196*"/>
    </style:style>
    <style:style style:name="Table1.B" style:family="table-column">
      <style:table-column-properties style:column-width="10.702cm" style:rel-column-width="41253*"/>
    </style:style>
    <style:style style:name="Table1.C" style:family="table-column">
      <style:table-column-properties style:column-width="2.097cm" style:rel-column-width="808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f704" officeooo:paragraph-rsid="0001f704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704" officeooo:paragraph-rsid="0001f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36ed" officeooo:paragraph-rsid="000536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b91" officeooo:paragraph-rsid="00067b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e5c1" officeooo:paragraph-rsid="0007e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3fe" officeooo:paragraph-rsid="0008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521" officeooo:paragraph-rsid="000885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f5b" officeooo:paragraph-rsid="00094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e37" officeooo:paragraph-rsid="000ad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4c7e" officeooo:paragraph-rsid="000e4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cfb" officeooo:paragraph-rsid="000ed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7b2" officeooo:paragraph-rsid="000f7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c32" officeooo:paragraph-rsid="0010d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c60" officeooo:paragraph-rsid="00132c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27d7" officeooo:paragraph-rsid="001527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598" officeooo:paragraph-rsid="0015e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586a" officeooo:paragraph-rsid="001758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2e2" officeooo:paragraph-rsid="0017e2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9a52" officeooo:paragraph-rsid="00199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d2a" officeooo:paragraph-rsid="001a3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d73e"/>
    </style:style>
    <style:style style:name="T2" style:family="text">
      <style:text-properties officeooo:rsid="000536ed"/>
    </style:style>
    <style:style style:name="T3" style:family="text">
      <style:text-properties officeooo:rsid="00067b91"/>
    </style:style>
    <style:style style:name="T4" style:family="text">
      <style:text-properties style:text-position="super 58%"/>
    </style:style>
    <style:style style:name="T5" style:family="text">
      <style:text-properties officeooo:rsid="000cac00"/>
    </style:style>
    <style:style style:name="T6" style:family="text">
      <style:text-properties officeooo:rsid="0016ae4c"/>
    </style:style>
    <style:style style:name="T7" style:family="text">
      <style:text-properties officeooo:rsid="0017586a"/>
    </style:style>
    <style:style style:name="T8" style:family="text">
      <style:text-properties officeooo:rsid="0019bb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/>
      <text:p text:style-name="P1">Python : <text:span text:style-name="T1">3.10.12</text:span></text:p>
      <text:p text:style-name="P1">Indipydriver : <text:span text:style-name="T1">1.6.</text:span><text:span text:style-name="T6">1</text:span></text:p>
      <text:p text:style-name="P1">Indipyclient : <text:span text:style-name="T1">0.3.</text:span><text:span text:style-name="T7">3</text:span></text:p>
      <text:p text:style-name="P1"/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ocexamples</text:p>
          </table:table-cell>
          <table:table-cell table:style-name="Table1.A1" office:value-type="string">
            <text:p text:style-name="P3">Notes:</text:p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addexdriver.py</text:p>
          </table:table-cell>
          <table:table-cell table:style-name="Table1.A2" office:value-type="string">
            <text:p text:style-name="P9">3<text:span text:style-name="T4">rd</text:span> party executable drivers, connecting with client.</text:p>
          </table:table-cell>
          <table:table-cell table:style-name="Table1.C2" office:value-type="string">
            <text:p text:style-name="P9">Ok</text:p>
          </table:table-cell>
        </table:table-row>
        <table:table-row table:style-name="Table1.1">
          <table:table-cell table:style-name="Table1.A2" office:value-type="string">
            <text:p text:style-name="P3">driverclient.py</text:p>
          </table:table-cell>
          <table:table-cell table:style-name="Table1.A2" office:value-type="string">
            <text:p text:style-name="P7">Combined driver+client, using example1</text:p>
          </table:table-cell>
          <table:table-cell table:style-name="Table1.C2" office:value-type="string">
            <text:p text:style-name="P7">Ok</text:p>
          </table:table-cell>
        </table:table-row>
        <table:table-row table:style-name="Table1.1">
          <table:table-cell table:style-name="Table1.A2" office:value-type="string">
            <text:p text:style-name="P3">example1.py</text:p>
          </table:table-cell>
          <table:table-cell table:style-name="Table1.A2" office:value-type="string">
            <text:p text:style-name="P2">Simulated thermostat, <text:span text:style-name="T2">ro number</text:span>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example2.py</text:p>
          </table:table-cell>
          <table:table-cell table:style-name="Table1.A2" office:value-type="string">
            <text:p text:style-name="P4">Simulated thermostat ro numbe<text:span text:style-name="T3">r</text:span>, rw number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example3.py</text:p>
          </table:table-cell>
          <table:table-cell table:style-name="Table1.A2" office:value-type="string">
            <text:p text:style-name="P5">Snooping example2, ro text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led.py</text:p>
          </table:table-cell>
          <table:table-cell table:style-name="Table1.A2" office:value-type="string">
            <text:p text:style-name="P10">LED <text:span text:style-name="T5">control</text:span>, <text:span text:style-name="T5">on</text:span> raspberry pi, rw switch,<text:span text:style-name="T5"> python 3.11.2</text:span></text:p>
          </table:table-cell>
          <table:table-cell table:style-name="Table1.C2" office:value-type="string">
            <text:p text:style-name="P11">Ok</text:p>
          </table:table-cell>
        </table:table-row>
        <table:table-row table:style-name="Table1.1">
          <table:table-cell table:style-name="Table1.A2" office:value-type="string">
            <text:p text:style-name="P3">temperatureclient.py</text:p>
          </table:table-cell>
          <table:table-cell table:style-name="Table1.A2" office:value-type="string">
            <text:p text:style-name="P8">Simple client, connecting to example1 and printing number</text:p>
          </table:table-cell>
          <table:table-cell table:style-name="Table1.C2" office:value-type="string">
            <text:p text:style-name="P8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2">lights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2">bincount.py</text:p>
          </table:table-cell>
          <table:table-cell table:style-name="Table1.A2" office:value-type="string">
            <text:p text:style-name="P12">One LightVector with four members changing every second</text:p>
          </table:table-cell>
          <table:table-cell table:style-name="Table1.C2" office:value-type="string">
            <text:p text:style-name="P13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3">tex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3">txrxtext.py</text:p>
          </table:table-cell>
          <table:table-cell table:style-name="Table1.A2" office:value-type="string">
            <text:p text:style-name="P13">One wo text, with ro text (five members) responding</text:p>
          </table:table-cell>
          <table:table-cell table:style-name="Table1.C2" office:value-type="string">
            <text:p text:style-name="P14">Ok</text:p>
          </table:table-cell>
        </table:table-row>
        <table:table-row table:style-name="Table1.1">
          <table:table-cell table:style-name="Table1.A2" office:value-type="string">
            <text:p text:style-name="P17">rwtext.py</text:p>
          </table:table-cell>
          <table:table-cell table:style-name="Table1.A2" office:value-type="string">
            <text:p text:style-name="P17">rw vector with t<text:span text:style-name="T8">en</text:span> members, updating every <text:span text:style-name="T8">10</text:span> seconds</text:p>
          </table:table-cell>
          <table:table-cell table:style-name="Table1.C2" office:value-type="string">
            <text:p text:style-name="P17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5">snapsho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5">simpledriver.py</text:p>
          </table:table-cell>
          <table:table-cell table:style-name="Table1.A2" office:value-type="string">
            <text:p text:style-name="P15">Receiving, sending and printing numbers</text:p>
          </table:table-cell>
          <table:table-cell table:style-name="Table1.C2" office:value-type="string">
            <text:p text:style-name="P15">Ok</text:p>
          </table:table-cell>
        </table:table-row>
        <table:table-row>
          <table:table-cell table:style-name="Table1.A2" office:value-type="string">
            <text:p text:style-name="P16">threadedclient.py</text:p>
          </table:table-cell>
          <table:table-cell table:style-name="Table1.A2" office:value-type="string">
            <text:p text:style-name="P16">Client: receives number takes snapshot and uses a blocking thread to double the number an send it back.</text:p>
          </table:table-cell>
          <table:table-cell table:style-name="Table1.C2" office:value-type="string">
            <text:p text:style-name="P16">Ok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8">blobs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8">getblob.py</text:p>
          </table:table-cell>
          <table:table-cell table:style-name="Table1.A2" office:value-type="string">
            <text:p text:style-name="P18">Receiving blob from client</text:p>
          </table:table-cell>
          <table:table-cell table:style-name="Table1.C2" office:value-type="string">
            <text:p text:style-name="P18">Ok</text:p>
          </table:table-cell>
        </table:table-row>
        <table:table-row>
          <table:table-cell table:style-name="Table1.A2" office:value-type="string">
            <text:p text:style-name="P19">sendblob.py</text:p>
          </table:table-cell>
          <table:table-cell table:style-name="Table1.A2" office:value-type="string">
            <text:p text:style-name="P19">Creates and sends a blob every two minutes</text:p>
          </table:table-cell>
          <table:table-cell table:style-name="Table1.C2" office:value-type="string">
            <text:p text:style-name="P19">Ok</text:p>
          </table:table-cell>
        </table:table-row>
        <table:table-row>
          <table:table-cell table:style-name="Table1.A2" office:value-type="string">
            <text:p text:style-name="P21">multiblobs.py</text:p>
          </table:table-cell>
          <table:table-cell table:style-name="Table1.A2" office:value-type="string">
            <text:p text:style-name="P21">Receives vector with up to three members</text:p>
          </table:table-cell>
          <table:table-cell table:style-name="Table1.C2" office:value-type="string">
            <text:p text:style-name="P21">Ok</text:p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0">switches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0">anyofmany.py</text:p>
          </table:table-cell>
          <table:table-cell table:style-name="Table1.A2" office:value-type="string">
            <text:p text:style-name="P20">Switch vector with ten members</text:p>
          </table:table-cell>
          <table:table-cell table:style-name="Table1.C2" office:value-type="string">
            <text:p text:style-name="P20">Ok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ext:soft-page-break/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09:59:19.690121099</meta:creation-date>
    <dc:date>2024-08-01T12:16:49.880811092</dc:date>
    <meta:editing-duration>PT1H6M</meta:editing-duration>
    <meta:editing-cycles>26</meta:editing-cycles>
    <meta:generator>LibreOffice/7.3.7.2$Linux_X86_64 LibreOffice_project/30$Build-2</meta:generator>
    <meta:document-statistic meta:table-count="1" meta:image-count="0" meta:object-count="0" meta:page-count="2" meta:paragraph-count="59" meta:word-count="164" meta:character-count="1081" meta:non-whitespace-character-count="976"/>
  </office:meta>
</office:document-meta>
</file>